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s reunimos el dia 15 de Marzo porque habia algun error y alguna duda que necesitaba consultar con Domingo para poder seguir avanzanado.<text:line-break/><text:line-break/>Habia un problema con la matriz, ya que la creamos como variable global, la inicializamos con ceros y con las filas y columnas correctas pero al llegar al momento en el que habia que añadir cada punto a la matriz, nos daba un error de que no eran compatibles el tamaño de la matriz real con la posicion en la que intentaba añadir el punto, y era porque la matriz volvia a estar vacia, como al principio (sin dimensionar, sin ceros, sin nada). En esta reunion lo corregimos ya que no te estaba guardando los datos en la matriz global y simplemente habia que añadir un “global matrix” antes de <text:s/>utilizarla (matrix es el nombre que le he dado a la matriz).<text:line-break/><text:line-break/>Tambien comentamos que igual es mejor que otras variables que usamos en ambas clases seria mejor pasarlas tambien a variables globales para que no haya que pasarlas de la forma que hicimos en la reunion anterior, pasandolas al kivy y despues llamandolas en la otra clase.<text:line-break/><text:line-break/>Ahora con esto solucionado ya podemos rellenar la matriz correctamente y surge otro problema. Basicamente cuando llegue a la ultima imagen al darle a siguiente el programa tiene que calcularte la varianza y no hacer lo que hace ahora que es quedarse en esa ultima imagen todo el rato. Esto lo intentaremos tener solucionado para la proxima reunion.<text:line-break/><text:line-break/>Aparte de esto tenia dudas acerca de como generar el area grande ya que si lo dejas por ejemplo como que te cubra el ancho de la imagen en 6 cuadrados, puede que el alto no quede perfecto y queden zonas en negro. Sin embargo Domingo me ha comentado que no pasaria nada con eso, seria lo normal y tendremos que trabajar de esta manera.<text:line-break/><text:line-break/>Luego nos metimos a hablar del pop up para insertar el area pequeña. Hemos cogido un ejemplo que esta bastante bien y tenemos que mezclarle con lo que en realidad queremos hacer (insertar un dato en el programa) por lo que trabajare con ello de forma separada al programa y cuando este listo lo incluire.<text:line-break/><text:line-break/>Y esto seria todo lo que hemos hecho hoy. Quedaria lo que he comentado, crear el pop up para insertar el area pequeña, calcular el area grande, calcular la varianza una vez se llega a la ultima imagen y ademas modificar las variables para que sean globales, aparte de lo de sacra las coordenadas de los puntos que hablamos en la anterior reun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3-15T15:00:31.16</meta:creation-date>
    <meta:document-statistic meta:table-count="0" meta:image-count="0" meta:object-count="0" meta:page-count="1" meta:paragraph-count="1" meta:word-count="432" meta:character-count="2405"/>
    <dc:date>2019-03-15T15:29:48.77</dc:date>
    <dc:creator>o </dc:creator>
    <meta:editing-duration>PT12M6S</meta:editing-duration>
    <meta:editing-cycles>1</meta:editing-cycles>
    <meta:generator>OpenOffice/4.1.3$Win32 OpenOffice.org_project/413m1$Build-9783</meta:generator>
  </office:meta>
</office:document-meta>
</file>